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7.43mm"/>
    </style:style>
    <style:style style:name="co4" style:family="table-column">
      <style:table-column-properties fo:break-before="auto" style:column-width="2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ridge #000000" fo:border-right="none" fo:border-top="0.99pt ridge #000000"/>
    </style:style>
    <style:style style:name="ce2" style:family="table-cell" style:parent-style-name="Default">
      <style:table-cell-properties fo:border-bottom="none" fo:border-left="0.99pt ridge #000000" fo:border-right="none" fo:border-top="none"/>
    </style:style>
    <style:style style:name="ce3" style:family="table-cell" style:parent-style-name="Default">
      <style:table-cell-properties fo:border-bottom="0.99pt ridge #000000" fo:border-left="0.99pt ridge #000000" fo:border-right="none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groove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99pt groove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99pt ridge #000000"/>
    </style:style>
    <style:style style:name="ce8" style:family="table-cell" style:parent-style-name="Default">
      <style:table-cell-properties fo:border-bottom="0.99pt ridge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99pt groove #000000" fo:border-top="0.99pt groove #000000"/>
    </style:style>
    <style:style style:name="ce13" style:family="table-cell" style:parent-style-name="Default">
      <style:table-cell-properties fo:border-bottom="none" fo:border-left="none" fo:border-right="0.99pt groove #000000" fo:border-top="none"/>
    </style:style>
    <style:style style:name="ce14" style:family="table-cell" style:parent-style-name="Default">
      <style:table-cell-properties fo:border-bottom="0.99pt groove #000000" fo:border-left="none" fo:border-right="0.99pt groove #000000" fo:border-top="none"/>
    </style:style>
    <style:style style:name="ce15" style:family="table-cell" style:parent-style-name="Default">
      <style:table-cell-properties fo:border-bottom="none" fo:border-left="none" fo:border-right="0.99pt ridge #000000" fo:border-top="0.99pt ridge #000000"/>
    </style:style>
    <style:style style:name="ce16" style:family="table-cell" style:parent-style-name="Default">
      <style:table-cell-properties fo:border-bottom="none" fo:border-left="none" fo:border-right="0.99pt ridge #000000" fo:border-top="none"/>
    </style:style>
    <style:style style:name="ce17" style:family="table-cell" style:parent-style-name="Default">
      <style:table-cell-properties fo:border-bottom="0.99pt ridge #000000" fo:border-left="none" fo:border-right="0.99pt ridge #000000" fo:border-top="none"/>
    </style:style>
    <style:style style:name="ce35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36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37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38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39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40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41" style:family="table-cell" style:parent-style-name="Default">
      <style:table-cell-properties fo:border-bottom="none" fo:border-left="0.99pt ridge #000000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구현 방법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힙의 초기 구현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힙 시작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힙 시작</text:p>
          </table:table-cell>
          <table:table-cell table:style-name="ce1" office:value-type="string" calcext:value-type="string">
            <text:p>Prologue block</text:p>
          </table:table-cell>
          <table:table-cell table:style-name="ce7" table:number-columns-repeated="5"/>
          <table:table-cell table:style-name="ce7" office:value-type="string" calcext:value-type="string">
            <text:p>blocks</text:p>
          </table:table-cell>
          <table:table-cell table:style-name="ce15" office:value-type="string" calcext:value-type="string">
            <text:p>Epilogue block</text:p>
          </table:table-cell>
          <table:table-cell office:value-type="string" calcext:value-type="string">
            <text:p>힙 끝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역할</text:p>
          </table:table-cell>
          <table:table-cell table:style-name="ce2" office:value-type="string" calcext:value-type="string">
            <text:p>to fit align</text:p>
          </table:table-cell>
          <table:table-cell table:style-name="ce2" office:value-type="string" calcext:value-type="string">
            <text:p>size set 저장</text:p>
          </table:table-cell>
          <table:table-cell table:number-columns-repeated="4"/>
          <table:table-cell office:value-type="string" calcext:value-type="string">
            <text:p>endpoint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mark heap e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구조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Header</text:p>
          </table:table-cell>
          <table:table-cell/>
          <table:table-cell office:value-type="string" calcext:value-type="string">
            <text:p>sizeset point</text:p>
          </table:table-cell>
          <table:table-cell/>
          <table:table-cell office:value-type="string" calcext:value-type="string">
            <text:p>sizeset point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Head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크기</text:p>
          </table:table-cell>
          <table:table-cell table:style-name="ce2" office:value-type="string" calcext:value-type="string">
            <text:p>4byte</text:p>
          </table:table-cell>
          <table:table-cell table:style-name="ce2" office:value-type="string" calcext:value-type="string">
            <text:p><text:s/>(Sizesetnum + 2) * 4byte</text:p>
          </table:table-cell>
          <table:table-cell/>
          <table:table-cell office:value-type="string" calcext:value-type="string">
            <text:p>4byte</text:p>
          </table:table-cell>
          <table:table-cell office:value-type="string" calcext:value-type="string">
            <text:p>…</text:p>
          </table:table-cell>
          <table:table-cell table:number-columns-repeated="2" office:value-type="string" calcext:value-type="string">
            <text:p>4byte</text:p>
          </table:table-cell>
          <table:table-cell office:value-type="string" calcext:value-type="string">
            <text:p>…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ocated?</text:p>
          </table:table-cell>
          <table:table-cell table:style-name="ce3" office:value-type="string" calcext:value-type="string">
            <text:p>No use</text:p>
          </table:table-cell>
          <table:table-cell table:style-name="ce3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/>
          <table:table-cell table:style-name="ce17" office:value-type="string" calcext:value-type="string">
            <text:p>ye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상세 설명</text:p>
          </table:table-cell>
          <table:table-cell table:number-columns-repeated="2"/>
          <table:table-cell office:value-type="string" calcext:value-type="string">
            <text:p>각 sizeset의 시작점을 가리키고 있다. 크기 순으로 배열</text:p>
          </table:table-cell>
          <table:table-cell table:number-columns-repeated="3"/>
          <table:table-cell office:value-type="string" calcext:value-type="string">
            <text:p>-&gt; 만약 할당된 sizeset이 없으면 null값.</text:p>
          </table:table-cell>
          <table:table-cell table:number-columns-repeated="3"/>
          <table:table-cell office:value-type="string" calcext:value-type="string">
            <text:p>Sizeset → 16,32,64,128,256,512,1024,2048,4096,8192~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izeset들은 링크드 리스트 구조를 형성하고 있음. (free block)</text:p>
          </table:table-cell>
          <table:table-cell table:number-columns-repeated="4"/>
          <table:table-cell office:value-type="string" calcext:value-type="string">
            <text:p>size 인덱스들은 모두 0번째 비트가 0이다. 마지막에 확실한 종료를 보장하려면 다른 값이 필요함.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만약 해당 size를 수용할 수 있는 sizeset에 원소가 없으면 (힙의 마지막을 가리키고 있으면)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다음 sizeset으로 넘어간다.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만일 sizeset을 다 뒤졌는데도 해당 sizeset을 수용할 수 있는 원소가 없으면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새로 heap을 할당받는다.</text:p>
          </table:table-cell>
          <table:table-cell/>
          <table:table-cell office:value-type="string" calcext:value-type="string">
            <text:p>(할당받을때 colaescing 돌려줌)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izeset은 block의 크기로 결정함. payload값은 block 크기 – 12까지 수용 가능하다.</text:p>
          </table:table-cell>
          <table:table-cell table:number-columns-repeated="5"/>
          <table:table-cell office:value-type="string" calcext:value-type="string">
            <text:p>최소 payload값은 1~12. 최소 블록사이즈가 16이기 때문에..</text:p>
          </table:table-cell>
          <table:table-cell table:number-columns-repeated="9"/>
          <table:table-cell office:value-type="string" calcext:value-type="string">
            <text:p>block pointer point he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각 allocated block</text:p>
          </table:table-cell>
          <table:table-cell table:number-columns-repeated="6"/>
          <table:table-cell office:value-type="string" calcext:value-type="string">
            <text:p>각 free block</text:p>
          </table:table-cell>
          <table:table-cell table:number-columns-repeated="7"/>
          <table:table-cell office:value-type="string" calcext:value-type="string">
            <text:p>allocated block</text:p>
          </table:table-cell>
          <table:table-cell table:number-columns-repeated="2"/>
          <table:table-cell office:value-type="string" calcext:value-type="string">
            <text:p>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구조</text:p>
          </table:table-cell>
          <table:table-cell table:style-name="ce4" office:value-type="string" calcext:value-type="string">
            <text:p>헤더</text:p>
          </table:table-cell>
          <table:table-cell table:style-name="ce9" table:number-columns-repeated="2"/>
          <table:table-cell table:style-name="ce12"/>
          <table:table-cell table:style-name="ce10" table:number-columns-repeated="3"/>
          <table:table-cell table:style-name="ce4" office:value-type="string" calcext:value-type="string">
            <text:p>헤더</text:p>
          </table:table-cell>
          <table:table-cell table:style-name="ce9" table:number-columns-repeated="4"/>
          <table:table-cell table:style-name="ce12"/>
          <table:table-cell/>
          <table:table-cell office:value-type="string" calcext:value-type="string">
            <text:p>역할</text:p>
          </table:table-cell>
          <table:table-cell table:style-name="ce1" office:value-type="string" calcext:value-type="string">
            <text:p>Header</text:p>
          </table:table-cell>
          <table:table-cell table:style-name="ce7" table:number-columns-repeated="2"/>
          <table:table-cell table:style-name="ce1" office:value-type="string" calcext:value-type="string">
            <text:p>Payload</text:p>
          </table:table-cell>
          <table:table-cell table:style-name="ce15"/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크기</text:p>
          </table:table-cell>
          <table:table-cell table:style-name="ce5" office:value-type="string" calcext:value-type="string">
            <text:p>4byte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4byte</text:p>
          </table:table-cell>
          <table:table-cell table:number-columns-repeated="3"/>
          <table:table-cell table:style-name="ce10"/>
          <table:table-cell table:style-name="ce13"/>
          <table:table-cell/>
          <table:table-cell office:value-type="string" calcext:value-type="string">
            <text:p>구조</text:p>
          </table:table-cell>
          <table:table-cell table:style-name="ce2" office:value-type="string" calcext:value-type="string">
            <text:p>31~03 bits</text:p>
          </table:table-cell>
          <table:table-cell office:value-type="string" calcext:value-type="string">
            <text:p>02, 01, 00 bit</text:p>
          </table:table-cell>
          <table:table-cell/>
          <table:table-cell table:style-name="ce2" office:value-type="string" calcext:value-type="string">
            <text:p>user space</text:p>
          </table:table-cell>
          <table:table-cell table:style-name="ce16"/>
          <table:table-cell table:number-columns-repeated="5"/>
        </table:table-row>
        <table:table-row table:style-name="ro2">
          <table:table-cell office:value-type="string" calcext:value-type="string">
            <text:p>상세 설명</text:p>
          </table:table-cell>
          <table:table-cell table:style-name="ce5" office:value-type="string" calcext:value-type="string">
            <text:p>헤더. 31bit~3bit까지는 현재 블록의 사이즈를 담는다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헤더. 31bit~3bit까지는 현재 블록의 사이즈를 담는다.</text:p>
          </table:table-cell>
          <table:table-cell table:number-columns-repeated="3"/>
          <table:table-cell table:style-name="ce10"/>
          <table:table-cell table:style-name="ce13"/>
          <table:table-cell/>
          <table:table-cell office:value-type="string" calcext:value-type="string">
            <text:p>의미</text:p>
          </table:table-cell>
          <table:table-cell table:style-name="ce2" office:value-type="string" calcext:value-type="string">
            <text:p>size</text:p>
          </table:table-cell>
          <table:table-cell office:value-type="string" calcext:value-type="string">
            <text:p>02 : has footer? (don’t used)</text:p>
          </table:table-cell>
          <table:table-cell/>
          <table:table-cell table:style-name="ce2" office:value-type="string" calcext:value-type="string">
            <text:p>user data</text:p>
          </table:table-cell>
          <table:table-cell table:style-name="ce16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(allocted 단위가 8바이트이므로, 사이즈는 8바이트 단위)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(allocted 단위가 8바이트이므로, 사이즈는 8바이트 단위)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  <table:table-cell table:style-name="ce2"/>
          <table:table-cell office:value-type="string" calcext:value-type="string">
            <text:p>01 : forward block is allocated?</text:p>
          </table:table-cell>
          <table:table-cell/>
          <table:table-cell table:style-name="ce2"/>
          <table:table-cell table:style-name="ce16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0bit에 alloctated 여부</text:p>
          </table:table-cell>
          <table:table-cell table:style-name="ce10"/>
          <table:table-cell table:style-name="ce10" office:value-type="string" calcext:value-type="string">
            <text:p>-&gt; 1</text:p>
          </table:table-cell>
          <table:table-cell table:style-name="ce13"/>
          <table:table-cell table:style-name="ce10" table:number-columns-repeated="3"/>
          <table:table-cell table:style-name="ce5" office:value-type="string" calcext:value-type="string">
            <text:p>0bit에 alloctated 여부</text:p>
          </table:table-cell>
          <table:table-cell table:style-name="ce10"/>
          <table:table-cell office:value-type="string" calcext:value-type="string">
            <text:p>-&gt; 0</text:p>
          </table:table-cell>
          <table:table-cell/>
          <table:table-cell table:style-name="ce10"/>
          <table:table-cell table:style-name="ce13"/>
          <table:table-cell/>
          <table:table-cell office:value-type="string" calcext:value-type="string">
            <text:p>크기</text:p>
          </table:table-cell>
          <table:table-cell table:style-name="ce3" office:value-type="string" calcext:value-type="string">
            <text:p>4byte</text:p>
          </table:table-cell>
          <table:table-cell table:style-name="ce8" office:value-type="string" calcext:value-type="string">
            <text:p>00 : this block is allocated?</text:p>
          </table:table-cell>
          <table:table-cell table:style-name="ce8"/>
          <table:table-cell table:style-name="ce3" office:value-type="string" calcext:value-type="string">
            <text:p>user size (8byte align)</text:p>
          </table:table-cell>
          <table:table-cell table:style-name="ce17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1bit에 바로 전 블록이 allocated 인지 여부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1bit에 바로 전 블록이 allocated 인지 여부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2bit에 유의미한 internal fragmentation이 존재하는지 여부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(만약 2bit가 1이면, 이 block은 footer를 갖는다)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전 freeblock pointer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(유의미한 fragmentation = fragmentation 크기가 8바이트 이상)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4byte</text:p>
          </table:table-cell>
          <table:table-cell table:number-columns-repeated="4"/>
          <table:table-cell table:style-name="ce13"/>
          <table:table-cell table:number-columns-repeated="5"/>
          <table:table-cell office:value-type="string" calcext:value-type="string">
            <text:p>block pointer point here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푸터가 포함될 수 있으면 유의미함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해당 사이즈셋의 전 freeblock의 pointer를 담는다.</text:p>
          </table:table-cell>
          <table:table-cell table:number-columns-repeated="4"/>
          <table:table-cell table:style-name="ce13"/>
          <table:table-cell table:number-columns-repeated="2"/>
          <table:table-cell office:value-type="string" calcext:value-type="string">
            <text:p>free block</text:p>
          </table:table-cell>
          <table:table-cell table:number-columns-repeated="2"/>
          <table:table-cell office:value-type="string" calcext:value-type="string">
            <text:p>↓</text:p>
          </table:table-cell>
          <table:table-cell table:number-columns-repeated="6"/>
        </table:table-row>
        <table:table-row table:style-name="ro2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앞에 아무것도 없으면 사이즈셋의 시작점을 담음.</text:p>
          </table:table-cell>
          <table:table-cell table:number-columns-repeated="4"/>
          <table:table-cell table:style-name="ce13"/>
          <table:table-cell/>
          <table:table-cell office:value-type="string" calcext:value-type="string">
            <text:p>역할</text:p>
          </table:table-cell>
          <table:table-cell table:style-name="ce1" office:value-type="string" calcext:value-type="string">
            <text:p>Header</text:p>
          </table:table-cell>
          <table:table-cell table:style-name="ce7" table:number-columns-repeated="2"/>
          <table:table-cell table:style-name="ce1" office:value-type="string" calcext:value-type="string">
            <text:p>Prev Freeblock pointer</text:p>
          </table:table-cell>
          <table:table-cell table:style-name="ce15"/>
          <table:table-cell table:style-name="ce4" office:value-type="string" calcext:value-type="string">
            <text:p>Next Freeblock pointer</text:p>
          </table:table-cell>
          <table:table-cell table:style-name="ce12"/>
          <table:table-cell table:style-name="ce39" office:value-type="string" calcext:value-type="string">
            <text:p>no use</text:p>
          </table:table-cell>
          <table:table-cell table:style-name="ce15" office:value-type="string" calcext:value-type="string">
            <text:p>Footer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구조</text:p>
          </table:table-cell>
          <table:table-cell table:style-name="ce5" office:value-type="string" calcext:value-type="string">
            <text:p>페이로드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/>
          <table:table-cell office:value-type="string" calcext:value-type="string">
            <text:p>구조</text:p>
          </table:table-cell>
          <table:table-cell table:style-name="ce2" office:value-type="string" calcext:value-type="string">
            <text:p>31~03 bits</text:p>
          </table:table-cell>
          <table:table-cell office:value-type="string" calcext:value-type="string">
            <text:p>02, 01, 00 bit</text:p>
          </table:table-cell>
          <table:table-cell/>
          <table:table-cell table:style-name="ce2" office:value-type="string" calcext:value-type="string">
            <text:p>31~00 bits</text:p>
          </table:table-cell>
          <table:table-cell table:style-name="ce16"/>
          <table:table-cell table:style-name="ce5" office:value-type="string" calcext:value-type="string">
            <text:p>31~00bits</text:p>
          </table:table-cell>
          <table:table-cell table:style-name="ce13"/>
          <table:table-cell table:style-name="ce41" office:value-type="string" calcext:value-type="string">
            <text:p>trash value</text:p>
          </table:table-cell>
          <table:table-cell table:style-name="ce16" office:value-type="string" calcext:value-type="string">
            <text:p>same as header</text:p>
          </table:table-cell>
          <table:table-cell/>
        </table:table-row>
        <table:table-row table:style-name="ro2">
          <table:table-cell office:value-type="string" calcext:value-type="string">
            <text:p>크기</text:p>
          </table:table-cell>
          <table:table-cell table:style-name="ce5" office:value-type="string" calcext:value-type="string">
            <text:p>요청받은 사이즈 + internal fragmentation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후 freeblock pointer</text:p>
          </table:table-cell>
          <table:table-cell table:number-columns-repeated="4"/>
          <table:table-cell table:style-name="ce13"/>
          <table:table-cell/>
          <table:table-cell office:value-type="string" calcext:value-type="string">
            <text:p>의미</text:p>
          </table:table-cell>
          <table:table-cell table:style-name="ce2" office:value-type="string" calcext:value-type="string">
            <text:p>size</text:p>
          </table:table-cell>
          <table:table-cell office:value-type="string" calcext:value-type="string">
            <text:p>02 : don’t use</text:p>
          </table:table-cell>
          <table:table-cell/>
          <table:table-cell table:style-name="ce2" office:value-type="string" calcext:value-type="string">
            <text:p>Prev Freeblock pointer</text:p>
          </table:table-cell>
          <table:table-cell table:style-name="ce16"/>
          <table:table-cell table:style-name="ce5" office:value-type="string" calcext:value-type="string">
            <text:p>Next Freeblock pointer</text:p>
          </table:table-cell>
          <table:table-cell table:style-name="ce13"/>
          <table:table-cell table:style-name="ce41" office:value-type="string" calcext:value-type="string">
            <text:p>none</text:p>
          </table:table-cell>
          <table:table-cell table:style-name="ce16" office:value-type="string" calcext:value-type="string">
            <text:p>same as header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사용자가 사용할 수 있는 영역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4byte</text:p>
          </table:table-cell>
          <table:table-cell table:number-columns-repeated="4"/>
          <table:table-cell table:style-name="ce13"/>
          <table:table-cell table:number-columns-repeated="2"/>
          <table:table-cell table:style-name="ce2"/>
          <table:table-cell office:value-type="string" calcext:value-type="string">
            <text:p>01 : forward block is allocated?</text:p>
          </table:table-cell>
          <table:table-cell/>
          <table:table-cell table:style-name="ce2"/>
          <table:table-cell table:style-name="ce16"/>
          <table:table-cell table:style-name="ce5"/>
          <table:table-cell table:style-name="ce13"/>
          <table:table-cell table:style-name="ce41"/>
          <table:table-cell table:style-name="ce16"/>
          <table:table-cell/>
        </table:table-row>
        <table:table-row table:style-name="ro2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해당 사이즈셋의 다음 freeblock의 pointer를 담는다.</text:p>
          </table:table-cell>
          <table:table-cell table:number-columns-repeated="4"/>
          <table:table-cell table:style-name="ce13"/>
          <table:table-cell/>
          <table:table-cell office:value-type="string" calcext:value-type="string">
            <text:p>크기</text:p>
          </table:table-cell>
          <table:table-cell table:style-name="ce3" office:value-type="string" calcext:value-type="string">
            <text:p>4byte</text:p>
          </table:table-cell>
          <table:table-cell table:style-name="ce8" office:value-type="string" calcext:value-type="string">
            <text:p>00 : this block is allocated?</text:p>
          </table:table-cell>
          <table:table-cell table:style-name="ce8"/>
          <table:table-cell table:style-name="ce3" office:value-type="string" calcext:value-type="string">
            <text:p>4byte</text:p>
          </table:table-cell>
          <table:table-cell table:style-name="ce17"/>
          <table:table-cell table:style-name="ce6" office:value-type="string" calcext:value-type="string">
            <text:p>4byte</text:p>
          </table:table-cell>
          <table:table-cell table:style-name="ce14"/>
          <table:table-cell table:style-name="ce40" office:value-type="string" calcext:value-type="string">
            <text:p>???</text:p>
          </table:table-cell>
          <table:table-cell table:style-name="ce17" office:value-type="string" calcext:value-type="string">
            <text:p>4byte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뒤에 아무것도 없으면 힙의 마지막을 가리키게 하면 안되네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뒤에 아무것도 없으면 Null 값을 가진다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2"/>
          <table:table-cell office:value-type="string" calcext:value-type="string">
            <text:p>size set </text:p>
          </table:table-cell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<text:s text:c="7"/>←</text:p>
          </table:table-cell>
          <table:table-cell table:style-name="ce37" office:value-type="string" calcext:value-type="string">
            <text:p>free block</text:p>
          </table:table-cell>
          <table:table-cell office:value-type="string" calcext:value-type="string">
            <text:p><text:s text:c="7"/>←</text:p>
          </table:table-cell>
          <table:table-cell table:style-name="ce39" office:value-type="string" calcext:value-type="string">
            <text:p>free block</text:p>
          </table:table-cell>
          <table:table-cell office:value-type="string" calcext:value-type="string">
            <text:p><text:s text:c="7"/>←</text:p>
          </table:table-cell>
          <table:table-cell table:style-name="ce37" office:value-type="string" calcext:value-type="string">
            <text:p>free bloc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2"/>
          <table:table-cell table:style-name="ce35" office:value-type="string" calcext:value-type="string">
            <text:p>sizeset start pointer</text:p>
          </table:table-cell>
          <table:table-cell table:style-name="ce36"/>
          <table:table-cell office:value-type="string" calcext:value-type="string">
            <text:p><text:s text:c="9"/>→</text:p>
          </table:table-cell>
          <table:table-cell table:style-name="ce38"/>
          <table:table-cell office:value-type="string" calcext:value-type="string">
            <text:p><text:s text:c="7"/>→</text:p>
          </table:table-cell>
          <table:table-cell table:style-name="ce40"/>
          <table:table-cell office:value-type="string" calcext:value-type="string">
            <text:p><text:s text:c="7"/>→</text:p>
          </table:table-cell>
          <table:table-cell table:style-name="ce38"/>
          <table:table-cell office:value-type="string" calcext:value-type="string">
            <text:p><text:s text:c="7"/>→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2"/>
          <table:table-cell office:value-type="string" calcext:value-type="string">
            <text:p>(if sizeset is empty, pointer’s value is NULL)</text:p>
          </table:table-cell>
          <table:table-cell table:number-columns-repeated="2"/>
          <table:table-cell office:value-type="string" calcext:value-type="string">
            <text:p>(Start block)</text:p>
          </table:table-cell>
          <table:table-cell table:number-columns-repeated="3"/>
          <table:table-cell office:value-type="string" calcext:value-type="string">
            <text:p>(End block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internal fragmentation (optional)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푸터. 31bit~0bit까지 실제 할당된 사이즈를 담는다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푸터. 헤더와 똑같이 생김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ex) size = 115로 요청이 들어온 경우, 최소 블록사이즈가 16이라 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(allocted 단위가 8바이트이므로, 사이즈는 8바이트 단위)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<text:s text:c="16"/>13바이트가 남을수밖에 없음. 이때 뒤의 4바이트를 푸터로 사용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0bit에 alloctated 여부</text:p>
          </table:table-cell>
          <table:table-cell table:style-name="ce10"/>
          <table:table-cell office:value-type="string" calcext:value-type="string">
            <text:p>-&gt; 0</text:p>
          </table:table-cell>
          <table:table-cell table:number-columns-repeated="2"/>
          <table:table-cell table:style-name="ce13"/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realloc할때 이를 이용해 효과적으로 할당을 한다.</text:p>
          </table:table-cell>
          <table:table-cell table:number-columns-repeated="2"/>
          <table:table-cell table:style-name="ce13"/>
          <table:table-cell table:number-columns-repeated="3"/>
          <table:table-cell table:style-name="ce5" office:value-type="string" calcext:value-type="string">
            <text:p>1bit에 바로 전 블록이 allocated 인지 여부</text:p>
          </table:table-cell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4byte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최소 블록사이즈가 16byte라 비트 하나를 더 쓸수있을텐데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나머지 하나를 어떻게 쓰지..?</text:p>
          </table:table-cell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3"/>
          <table:table-cell table:style-name="ce5"/>
          <table:table-cell table:number-columns-repeated="4"/>
          <table:table-cell table:style-name="ce13"/>
          <table:table-cell table:number-columns-repeated="12"/>
        </table:table-row>
        <table:table-row table:style-name="ro1">
          <table:table-cell/>
          <table:table-cell table:style-name="ce6"/>
          <table:table-cell table:style-name="ce11" table:number-columns-repeated="2"/>
          <table:table-cell table:style-name="ce14"/>
          <table:table-cell table:number-columns-repeated="3"/>
          <table:table-cell table:style-name="ce6"/>
          <table:table-cell table:style-name="ce11" table:number-columns-repeated="4"/>
          <table:table-cell table:style-name="ce14"/>
          <table:table-cell/>
          <table:table-cell office:value-type="string" calcext:value-type="string">
            <text:p>최소 블록단위 : 16BYTE (by free block)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oalescing 순서</text:p>
          </table:table-cell>
          <table:table-cell/>
          <table:table-cell office:value-type="string" calcext:value-type="string">
            <text:p>1. 방금 free된 블록으로 부터 시작한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2. 방금 free된 블록의 헤더에 접근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3. 뒤의 블록에는 지금 블록의 헤더를 통해 접근 가능함. 접근한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4. 만약 뒤의 블록이 합칠 수 있으면 합침. (free이면)</text:p>
          </table:table-cell>
          <table:table-cell table:number-columns-repeated="3"/>
          <table:table-cell office:value-type="string" calcext:value-type="string">
            <text:p>합칠때는 freeblock pointer와 size들을 모두 수정해준다.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5. 앞의 블록은 지금 블록의 헤더를 통해 접근 가능한지 봄. Allocated 되었으면 무시, 아니면 접근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6. 접근해서 블록을 합친다. 앞이 allocated 되었는지 정보가 필요함. 근데 이미 얘가 갖고 있음. 그냥 앞 block이 allocated 되었다는 정보는 계승해서 합친다.</text:p>
          </table:table-cell>
          <table:table-cell table:number-columns-repeated="10"/>
          <table:table-cell office:value-type="string" calcext:value-type="string">
            <text:p>freeblock pointer와 size들 수정이 끝나면 알아서.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7. 합쳐진 블록을 새로 해당 sizeset의 포인터에 매달아주면 작업 끝!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placing 순서</text:p>
          </table:table-cell>
          <table:table-cell/>
          <table:table-cell office:value-type="string" calcext:value-type="string">
            <text:p>1. 요청한 payload (size)의 값으로 부터 탐색할 sizeset의 크기를 본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2. <text:s/>sizeset 탐색을 하면서, 해당 sizeset에 해당하는 블록이 있는지 본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3. 쭉 찾으면서 해당 블록의 size가 payload를 수용할 수 있으면 사용. 아니면 껒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4. <text:s/>만일 마지막 sizeset까지 돌았는데도 가능한 놈이 없으면 힙을 재할당 받고, 다시 placing을 진행한다.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plit 순서</text:p>
          </table:table-cell>
          <table:table-cell/>
          <table:table-cell office:value-type="string" calcext:value-type="string">
            <text:p>5. 만약 payload를 수용할 수 있는 놈이면, 할당하고 남는 block size를 보고, allocated block의 크기가 16byte 이상이라면 <text:s/>split을 진행고려대상.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string" calcext:value-type="string">
            <text:p>6. split을 진행할 수 있는가? 는 만약 뒤의 block이 freeblock인가 보고, freeblock이면 단순히 남는 크기를 붙여서 새로운 freeblock을 만든다. <text:s/>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string" calcext:value-type="string">
            <text:p><text:s text:c="4"/>새로 freeblock을 만들고 리스트 값 조정과 사이즈 설정, 사이즈셋에 매달기를 끝내면 바로 전 블록이 allocated되었음을 알리고 끝낸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7. 뒤의 블록이 allocated라도, 남는 블록사이즈가 16 이상이면 새로운 프리블록을 만들고 그 프리블록의 forward allocated와 뒤 allocated block의 forward allocated 값을 수정해준다.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8. 만일 남는 블록사이즈가 16 미만이면, 그냥 internal fragmentation을 포함해서 할당을 끝낸다. 만일 16미만일때 남는 블록사이즈가 4보다 크같이면, 푸터를 만든다.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Allocated block에서 footer 안만든다. 귀찮아. 어차피 해결됨.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size set 구조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헤드 ( heap 초반에 존재)</text:p>
          </table:table-cell>
          <table:table-cell table:number-columns-repeated="2"/>
          <table:table-cell office:value-type="string" calcext:value-type="string">
            <text:p>블록 리스트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다음 block을 가리킴</text:p>
          </table:table-cell>
          <table:table-cell table:number-columns-repeated="2"/>
          <table:table-cell office:value-type="string" calcext:value-type="string">
            <text:p>다음 블록, 전 블록의 포인터를 갖고있음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만약 가리키는 block 이 없으면 null</text:p>
          </table:table-cell>
          <table:table-cell table:number-columns-repeated="2"/>
          <table:table-cell office:value-type="string" calcext:value-type="string">
            <text:p>만약 다음블록이 없으면 null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만약 전 블록이 없으면 null (헤드에서 가리켜진다는 소리)</text:p>
          </table:table-cell>
          <table:table-cell table:number-columns-repeated="21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구현하면서 어려웠던점들 : 시이이이이ㅣ잉발 너무 어려워요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특별히 너무너무 개같았던점들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1. 빌어먹을 포인터연산. HDRP에 적용해야 되는 포인터연산 (GET_SIZE 같은거)를 안씌우고 적용하니까 완전 개박살나는 경우가 너무너무 많았음. 이게 왜 4시간짜리죠? ㅎㅎ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. 앞의 포인터 덩어리와 합쳐져서 디버깅이 어려움. mm_check()를 짜서 해도 너무너무 오래걸린다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. 마찬가지로 포인터,포인터,포인터... 내가 sizeset의 시작 포인터와 그 포인터 내부의 값과 기타등등을 헷갈려서 3시간을 날렸는데 이게 말이 되냐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. 그 외에 타입캐스팅이라던가 요런저런 값들 설정하고, 처음에 설계한대로 잘 짠거같아도 그놈의 포인터때문에 어디서 문제가 났는지도 모르고 3시간동안 이리저리 헤매는경우가 너무나도 많았음. 코드 자체는 너무나도 단순한데 말이지요..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생각난거 : fragmentation은 블록이 힙을 절단내어버리기때문에 일어나는데, 만약에 작은 블록들은 힙의 앞쪽에, 큰 블록들은 힙의 뒤쪽에 할당하는 경향이 생긴다면 fragmentation의 값들이 적어질 수 있지 않을까..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그럼 place 블록을 바꾸던지해서 큰 블록이 힙의 뒤쪽에 위치하게 짜면..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흠...??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첫시도 : allocate 될 블록크기랑 남는 블록크기를 비교해서 더 작은 블록이 앞에 오도록 시도.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조건 비교하는게 까다롭고, 꼭 해줄 필요가 없는데도 (크기가 반반에 근접할경우) 하는경우도 있어서 시간낭비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&gt; allocate 블록 크기가 256보다 작으면 앞에 할당하도록 바꿈. 이렇게 되면 작은 크기의 블록들이 힙의 앞에 모이는 경향이 생긴다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&gt; 따라서 작은블록이 블록 군데군데에 존재해서 힙이 작살나는 사태를 막을 수 있다.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realloc 구현</text:p>
          </table:table-cell>
          <table:table-cell office:value-type="string" calcext:value-type="string">
            <text:p>크기가 커질때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기본 : (나이브) → 새로 malloc을 받고, 안의 내용을 malloc한곳으로 옮기고, fre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살짝 advanced : 뒤에 freeblock이 있고, 그 freeblock이 alloc을 처리 가능하면 그냥 free 블록을 잘라놓고 거따가 alloc block 영역을 확장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조금 더 advanced : 현재 크기가 256이하, 새로 할당받을 크기가 256보다 크면 힙 뒤로 가도록 placing을 진행.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크키가 작아질때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기본 : (나이브) → 뒤의 allocblock을 잘라서 freeblock 만들어서 coalesing 해주고 끝냄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살짝 advanced : 현재 크기가 256 이상, 새로 바뀐 크기가 256보다 작으면 힙 앞으로 가도록 placing을 진행 (복사)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문제 시작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초반 : 89점 (59 + 30 → 89)</text:p>
          </table:table-cell>
          <table:table-cell table:number-columns-repeated="2"/>
          <table:table-cell office:value-type="string" calcext:value-type="string">
            <text:p>그냥 segregated free list로 구현한 버전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단계 옵티마이즈 : 86점 (61 + 25~30)</text:p>
          </table:table-cell>
          <table:table-cell table:number-columns-repeated="2"/>
          <table:table-cell office:value-type="string" calcext:value-type="string">
            <text:p>작은 블록을 앞에, 큰 블록을 뒤에 오도록 구현한 버전. 에러가 넘나 크다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단계 옵티마이즈 : 91점 (61 + 30) </text:p>
          </table:table-cell>
          <table:table-cell table:number-columns-repeated="2"/>
          <table:table-cell office:value-type="string" calcext:value-type="string">
            <text:p>if문 최적화, 변수 최적화 등등을 하고, 작은 블록의 크기를 256으로 정해서 if문에 가해지는 부담을 줄임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3단계 옵티마이즈 : 94점 (64 + 30)</text:p>
          </table:table-cell>
          <table:table-cell table:number-columns-repeated="2"/>
          <table:table-cell office:value-type="string" calcext:value-type="string">
            <text:p>mm_init할때 힙 크기를 고정으로 할당받는것을 없애고, 최대한 힙 할당을 후반으로 미룸. malloc이 호출될때 힙이 할당되므로 퍼포먼스 차이는 거의 없음.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00/00/00</text:date>, <text:time style:data-style-name="N2" text:time-value="15:23:50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1-04T17:19:32.771000000</dc:date>
    <meta:editing-duration>PT2H50M30S</meta:editing-duration>
    <meta:editing-cycles>49</meta:editing-cycles>
    <meta:document-statistic meta:table-count="1" meta:cell-count="233" meta:object-count="0"/>
  </office:meta>
</office:document-meta>
</file>